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 style:data-style-name="N113"/>
    <style:style style:name="ce4" style:family="table-cell" style:parent-style-name="Default" style:data-style-name="N129"/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Probabilidade para Escore 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(F <text:s/>&gt;= F crítico):</text:p>
          </table:table-cell>
          <table:table-cell table:style-name="ce1" office:value-type="float" office:value="0.05" calcext:value-type="float">
            <text:p>0,0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GL Numerador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 Denominador: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F crítico:</text:p>
          </table:table-cell>
          <table:table-cell table:style-name="ce4" table:formula="of:=LEGACY.FINV([.B2];[.B3];[.B4])" office:value-type="float" office:value="3.3541308285292" calcext:value-type="float">
            <text:p>3,3541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8" loext:min-decimal-places="18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2_20_Dots_20_3_20_Dashes" draw:display-name="Ultrafine 2 Dots 3 Dashes" draw:style="rect" draw:dots1="2" draw:dots1-length="0.51mm" draw:dots2="3" draw:dots2-length="2.54mm" draw:distance="1.27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04:21:35.1001449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3:50:25.139487490</meta:creation-date>
    <dc:date>2018-11-08T04:24:21.386618799</dc:date>
    <meta:editing-duration>P1DT5H56M40S</meta:editing-duration>
    <meta:editing-cycles>254</meta:editing-cycles>
    <meta:generator>LibreOffice/5.1.6.2$Linux_X86_64 LibreOffice_project/10m0$Build-2</meta:generator>
    <meta:document-statistic meta:table-count="1" meta:cell-count="8" meta:object-count="0"/>
  </office:meta>
</office:document-meta>
</file>